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language="en" fo:country="CA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family="paragraph">
      <style:paragraph-properties fo:margin-left="1in">
        <style:tab-stops/>
      </style:paragraph-properties>
    </style:style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family="paragraph">
      <style:paragraph-properties fo:margin-left="1in">
        <style:tab-stops/>
      </style:paragraph-properties>
    </style:style>
    <style:style style:name="T22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Protokoll: Vorstellung bei eonum</text:p>
      <text:p text:style-name="Standard"/>
      <text:p text:style-name="Standard">10.15 Uhr, Effingerstrasse 55</text:p>
      <text:p text:style-name="Standard"/>
      <text:p text:style-name="P3">Anwesend:</text:p>
      <text:p text:style-name="P4">PSE-Team: Filip, Jan, Alessio, Marlene<text:s/>(Protokollführerin)</text:p>
      <text:p text:style-name="Standard">Assistent: Sascha</text:p>
      <text:p text:style-name="Standard">Eonum-Mitarbeiter: Tim,<text:s/>Joel, Tess</text:p>
      <text:p text:style-name="Standard"/>
      <text:p text:style-name="P5">Ablauf:</text:p>
      <text:list text:style-name="LFO1" text:continue-numbering="true">
        <text:list-item>
          <text:p text:style-name="P6">Tim: Vorstellung von eonum</text:p>
        </text:list-item>
        <text:list-item>
          <text:p text:style-name="P7">Alle:<text:s/>Allgemeine Vorstellungsrunde</text:p>
        </text:list-item>
        <text:list-item>
          <text:p text:style-name="P8">Joel: PowerPoint und Instruktionen, detaillierte Informationen</text:p>
        </text:list-item>
        <text:list-item>
          <text:p text:style-name="P9">Tess: Clarification, die Sicht einer Userin der Application</text:p>
        </text:list-item>
        <text:list-item>
          <text:p text:style-name="P10">PSE-Team: Fragen</text:p>
        </text:list-item>
      </text:list>
      <text:p text:style-name="Standard"/>
      <text:p text:style-name="P11">Beschlüsse:</text:p>
      <text:list text:style-name="LFO1" text:continue-numbering="true">
        <text:list-item>
          <text:p text:style-name="P12">Aufgaben für das PSE-Team:</text:p>
          <text:list text:continue-numbering="true">
            <text:list-item>
              <text:p text:style-name="P13">GitHub-Namen an eonum schicken</text:p>
            </text:list-item>
            <text:list-item>
              <text:p text:style-name="P14">React: das Vorhandene übernehmen</text:p>
            </text:list-item>
            <text:list-item>
              <text:p text:style-name="P15">Prototypen vorbereiten</text:p>
            </text:list-item>
          </text:list>
        </text:list-item>
      </text:list>
      <text:p text:style-name="P16"/>
      <text:list text:style-name="LFO1" text:continue-numbering="true">
        <text:list-item>
          <text:p text:style-name="P17">Aufgaben für eonum:</text:p>
          <text:list text:continue-numbering="true">
            <text:list-item>
              <text:p text:style-name="P18">PowerPoint schicken</text:p>
            </text:list-item>
            <text:list-item>
              <text:p text:style-name="P19">Zugriff auf github einrichten</text:p>
            </text:list-item>
            <text:list-item>
              <text:p text:style-name="P20">Ungeklärte Fragen (bzgl.<text:s/>Testing und Coding)<text:s/>beantworten</text:p>
            </text:list-item>
          </text:list>
        </text:list-item>
      </text:list>
      <text:p text:style-name="P21"/>
      <text:p text:style-name="Standard">Nächstes Meeting mit eonum:<text:s/><text:span text:style-name="T22">16. März, 10.30 Uhr, Effingerstrasse 5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2. März 20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nie Menie</meta:initial-creator>
    <dc:creator>Menie Menie</dc:creator>
    <meta:creation-date>2022-03-03T08:14:00Z</meta:creation-date>
    <dc:date>2022-03-03T08:29:00Z</dc:date>
    <meta:template xlink:href="Normal" xlink:type="simple"/>
    <meta:editing-cycles>1</meta:editing-cycles>
    <meta:editing-duration>PT0S</meta:editing-duration>
    <meta:document-statistic meta:page-count="1" meta:paragraph-count="1" meta:word-count="98" meta:character-count="721" meta:row-count="5" meta:non-whitespace-character-count="624"/>
  </office:meta>
</office:document-meta>
</file>